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cm" svg:height="1.8cm" svg:x="8.215cm" svg:y="3.4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3.698cm" svg:height="0.962cm" svg:x="3.25cm" svg:y="3.85cm">
          <draw:text-box>
            <text:p text:style-name="P3">Base Layer</text:p>
          </draw:text-box>
        </draw:frame>
        <draw:custom-shape draw:style-name="gr1" draw:text-style-name="P2" draw:layer="layout" svg:width="6cm" svg:height="1.8cm" svg:x="14.215cm" svg:y="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8cm" svg:x="20.215cm" svg:y="3.4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35cm" svg:height="0.962cm" svg:x="26.715cm" svg:y="3.788cm">
          <draw:text-box>
            <text:p text:style-name="P3"><text:span text:style-name="T1">...</text:span></text:p>
          </draw:text-box>
        </draw:frame>
        <draw:custom-shape draw:style-name="gr1" draw:text-style-name="P2" draw:layer="layout" svg:width="3cm" svg:height="1.8cm" svg:x="8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1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2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3.25cm" svg:y="6.25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5.421cm" svg:height="0.962cm" svg:x="1.829cm" svg:y="6.788cm">
          <draw:text-box>
            <text:p text:style-name="P3">Enhanced Layers</text:p>
          </draw:text-box>
        </draw:frame>
        <draw:custom-shape draw:style-name="gr1" draw:text-style-name="P2" draw:layer="layout" svg:width="3cm" svg:height="1.8cm" svg:x="14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7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8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9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8cm" svg:x="20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3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4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5.25cm" svg:y="6.25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35cm" svg:height="0.962cm" svg:x="26.715cm" svg:y="6.638cm">
          <draw:text-box>
            <text:p text:style-name="P3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5T18:54:46</meta:creation-date>
    <dc:date>2008-02-05T19:04:13</dc:date>
    <meta:editing-cycles>3</meta:editing-cycles>
    <meta:editing-duration>PT9M27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